
<file path=META-INF/manifest.xml><?xml version="1.0" encoding="utf-8"?>
<manifest:manifest xmlns:manifest="urn:oasis:names:tc:opendocument:xmlns:manifest:1.0">
  <manifest:file-entry manifest:full-path="Pictures/image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presentation"/>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drawing-page" style:name="dp3">
      <style:drawing-page-properties draw:fill-color="#FFFFFF" draw:fill="solid" presentation:transition-speed="slow"/>
    </style:style>
    <style:style style:family="graphic" style:name="gr3">
      <style:graphic-properties draw:fill="none" draw:textarea-vertical-align="middle" draw:auto-grow-height="false" draw:auto-grow-width="false" draw:stroke="none" style:wrap="run-through" fo:padding-top="2.154pt" fo:padding-bottom="0pt" fo:padding-left="0pt" fo:padding-right="0pt" fo:background-color="transparent"/>
    </style:style>
    <style:style style:family="paragraph" style:name="P3">
      <style:text-properties/>
      <style:paragraph-properties fo:line-height="94%" fo:text-align="left" fo:margin-top="0pt" fo:margin-bottom="0pt"/>
    </style:style>
    <style:style style:family="text" style:name="T1">
      <style:text-properties fo:color="#000000" fo:font-family="Arial" fo:font-size="36pt" style:font-size-asian="36pt" style:font-size-complex="36pt" style:text-underline-type="none"/>
    </style:style>
    <style:style style:family="graphic" style:name="gr4">
      <style:graphic-properties draw:fill="none" draw:textarea-vertical-align="middle" draw:auto-grow-height="false" draw:auto-grow-width="false" draw:stroke="none" style:wrap="run-through" fo:padding-top="0.907pt" fo:padding-bottom="0pt" fo:padding-left="0pt" fo:padding-right="0pt" fo:background-color="transparent"/>
    </style:style>
    <style:style style:family="paragraph" style:name="P4">
      <style:text-properties/>
      <style:paragraph-properties fo:line-height="94%" fo:text-align="left" fo:margin-top="0pt" fo:margin-bottom="0pt"/>
    </style:style>
    <style:style style:family="text" style:name="T2">
      <style:text-properties fo:color="#000000" fo:font-family="Arial" fo:font-size="15pt" style:font-size-asian="15pt" style:font-size-complex="15pt" style:text-underline-type="none"/>
    </style:style>
    <style:style style:family="text" style:name="T3">
      <style:text-properties fo:color="#000000" fo:font-family="Arial" fo:font-size="15pt" style:font-size-asian="15pt" style:font-size-complex="15pt" style:text-underline-type="single" style:text-underline-style="solid"/>
    </style:style>
    <style:style style:family="text" style:name="T4">
      <style:text-properties fo:color="#000000" fo:font-family="Arial" fo:font-size="15pt" style:font-size-asian="15pt" style:font-size-complex="15pt" style:text-underline-type="none"/>
    </style:style>
    <style:style style:family="paragraph" style:name="P5">
      <style:text-properties/>
      <style:paragraph-properties fo:line-height="94%" fo:text-align="left" fo:margin-top="0pt" fo:margin-bottom="0pt"/>
    </style:style>
    <style:style style:family="paragraph" style:name="P6">
      <style:text-properties/>
      <style:paragraph-properties fo:line-height="94%" fo:text-align="left" fo:margin-top="0pt" fo:margin-bottom="0pt"/>
    </style:style>
    <style:style style:family="text" style:name="T5">
      <style:text-properties fo:color="#000000" fo:font-family="Arial" fo:font-size="15pt" style:font-size-asian="15pt" style:font-size-complex="15pt" style:text-underline-type="none"/>
    </style:style>
    <style:style style:family="paragraph" style:name="P7">
      <style:text-properties/>
      <style:paragraph-properties fo:line-height="94%" fo:text-align="left" fo:margin-top="0pt" fo:margin-bottom="0pt"/>
    </style:style>
    <style:style style:family="drawing-page" style:name="dp6">
      <style:drawing-page-properties draw:fill-color="#FFFFFF" draw:fill="solid" presentation:transition-speed="slow"/>
    </style:style>
    <style:style style:family="graphic" style:name="gr6">
      <style:graphic-properties draw:fill="none" draw:textarea-vertical-align="middle" draw:auto-grow-height="false" draw:auto-grow-width="false" draw:stroke="none" style:wrap="run-through" fo:padding-top="2.154pt" fo:padding-bottom="0pt" fo:padding-left="0pt" fo:padding-right="0pt" fo:background-color="transparent"/>
    </style:style>
    <style:style style:family="paragraph" style:name="P10">
      <style:text-properties/>
      <style:paragraph-properties fo:line-height="94%" fo:text-align="left" fo:margin-top="0pt" fo:margin-bottom="0pt"/>
    </style:style>
    <style:style style:family="text" style:name="T6">
      <style:text-properties fo:color="#000000" fo:font-family="Arial" fo:font-size="36pt" style:font-size-asian="36pt" style:font-size-complex="36pt" style:text-underline-type="none"/>
    </style:style>
    <style:style style:family="graphic" style:name="gr7">
      <style:graphic-properties fo:background-color="transparent"/>
    </style:style>
    <style:style style:family="drawing-page" style:name="dp7">
      <style:drawing-page-properties draw:fill-color="#FFFFFF" draw:fill="solid" presentation:transition-speed="slow"/>
    </style:style>
    <style:style style:family="graphic" style:name="gr8">
      <style:graphic-properties draw:fill="none" draw:textarea-vertical-align="middle" draw:auto-grow-height="false" draw:auto-grow-width="false" draw:stroke="none" style:wrap="run-through" fo:padding-top="2.154pt" fo:padding-bottom="0pt" fo:padding-left="0pt" fo:padding-right="0pt" fo:background-color="transparent"/>
    </style:style>
    <style:style style:family="paragraph" style:name="P11">
      <style:text-properties/>
      <style:paragraph-properties fo:line-height="94%" fo:text-align="left" fo:margin-top="0pt" fo:margin-bottom="0pt"/>
    </style:style>
    <style:style style:family="text" style:name="T7">
      <style:text-properties fo:color="#000000" fo:font-family="Arial" fo:font-size="36pt" style:font-size-asian="36pt" style:font-size-complex="36pt" style:text-underline-type="none"/>
    </style:style>
    <style:style style:family="graphic" style:name="gr9">
      <style:graphic-properties fo:background-color="transparent"/>
    </style:style>
    <style:style style:family="table-cell" style:name="ce1">
      <style:paragraph-properties/>
      <loext:graphic-properties draw:fill="none"/>
      <style:table-cell-properties/>
    </style:style>
    <style:style style:family="table" style:name="ta1">
      <style:table-properties style:width="25.2cm"/>
    </style:style>
    <style:style style:family="table-column" style:name="co1">
      <style:table-column-properties style:column-width="5.04cm"/>
    </style:style>
    <style:style style:family="table-column" style:name="co2">
      <style:table-column-properties style:column-width="5.043cm"/>
    </style:style>
    <style:style style:family="table-column" style:name="co3">
      <style:table-column-properties style:column-width="5.04cm"/>
    </style:style>
    <style:style style:family="table-column" style:name="co4">
      <style:table-column-properties style:column-width="5.041cm"/>
    </style:style>
    <style:style style:family="table-column" style:name="co5">
      <style:table-column-properties style:column-width="5.041cm"/>
    </style:style>
    <style:style style:family="table-row" style:name="ro1">
      <style:table-row-properties style:row-height="46.12pt"/>
      <style:graphic-properties/>
    </style:style>
    <style:style style:family="table-cell" style:name="ce2">
      <style:paragraph-properties/>
      <loext:graphic-properties draw:fill="none" draw:auto-grow-height="false" draw:auto-grow-width="false"/>
      <style:table-cell-properties/>
    </style:style>
    <style:style style:family="paragraph" style:name="P12">
      <style:text-properties/>
      <style:paragraph-properties fo:line-height="94%" fo:text-align="left" fo:margin-top="0pt" fo:margin-bottom="0pt"/>
    </style:style>
    <style:style style:family="text" style:name="T8">
      <style:text-properties fo:color="#000000" fo:font-family="Arial" style:text-underline-type="none"/>
    </style:style>
    <style:style style:family="table-cell" style:name="ce3">
      <style:paragraph-properties/>
      <loext:graphic-properties draw:fill="none" draw:auto-grow-height="false" draw:auto-grow-width="false"/>
      <style:table-cell-properties/>
    </style:style>
    <style:style style:family="paragraph" style:name="P13">
      <style:text-properties/>
      <style:paragraph-properties fo:line-height="94%" fo:text-align="left" fo:margin-top="0pt" fo:margin-bottom="0pt"/>
    </style:style>
    <style:style style:family="text" style:name="T9">
      <style:text-properties fo:color="#000000" fo:font-family="Arial" style:font-family-asian="DejaVu Sans" style:text-underline-type="none"/>
    </style:style>
    <style:style style:family="table-cell" style:name="ce4">
      <style:paragraph-properties/>
      <loext:graphic-properties draw:fill="none" draw:auto-grow-height="false" draw:auto-grow-width="false"/>
      <style:table-cell-properties/>
    </style:style>
    <style:style style:family="paragraph" style:name="P14">
      <style:text-properties/>
      <style:paragraph-properties fo:line-height="94%" fo:text-align="left" fo:margin-top="0pt" fo:margin-bottom="0pt"/>
    </style:style>
    <style:style style:family="text" style:name="T10">
      <style:text-properties fo:color="#000000" fo:font-family="Arial" style:font-family-asian="DejaVu Sans" style:text-underline-type="none"/>
    </style:style>
    <style:style style:family="table-cell" style:name="ce5">
      <style:paragraph-properties/>
      <loext:graphic-properties draw:fill="none" draw:auto-grow-height="false" draw:auto-grow-width="false"/>
      <style:table-cell-properties/>
    </style:style>
    <style:style style:family="paragraph" style:name="P15">
      <style:text-properties/>
      <style:paragraph-properties fo:line-height="94%" fo:text-align="left" fo:margin-top="0pt" fo:margin-bottom="0pt"/>
    </style:style>
    <style:style style:family="text" style:name="T11">
      <style:text-properties fo:color="#000000" fo:font-family="Arial" style:font-family-asian="DejaVu Sans" style:text-underline-type="none"/>
    </style:style>
    <style:style style:family="table-cell" style:name="ce6">
      <style:paragraph-properties/>
      <loext:graphic-properties draw:fill="none" draw:auto-grow-height="false" draw:auto-grow-width="false"/>
      <style:table-cell-properties/>
    </style:style>
    <style:style style:family="paragraph" style:name="P16">
      <style:text-properties/>
      <style:paragraph-properties fo:line-height="94%" fo:text-align="left" fo:margin-top="0pt" fo:margin-bottom="0pt"/>
    </style:style>
    <style:style style:family="text" style:name="T12">
      <style:text-properties fo:color="#000000" fo:font-family="Arial" style:font-family-asian="DejaVu Sans" style:text-underline-type="none"/>
    </style:style>
    <style:style style:family="paragraph" style:name="P17">
      <style:text-properties/>
      <style:paragraph-properties fo:line-height="93%" fo:text-align="left" fo:margin-top="0pt" fo:margin-bottom="0pt"/>
    </style:style>
    <style:style style:family="table-row" style:name="ro2">
      <style:table-row-properties style:row-height="33.99pt"/>
      <style:graphic-properties/>
    </style:style>
    <style:style style:family="table-cell" style:name="ce7">
      <style:paragraph-properties/>
      <loext:graphic-properties draw:fill="none" draw:auto-grow-height="false" draw:auto-grow-width="false"/>
      <style:table-cell-properties/>
    </style:style>
    <style:style style:family="paragraph" style:name="P18">
      <style:text-properties/>
      <style:paragraph-properties/>
    </style:style>
    <style:style style:family="table-cell" style:name="ce8">
      <style:paragraph-properties/>
      <loext:graphic-properties draw:fill="none" draw:auto-grow-height="false" draw:auto-grow-width="false"/>
      <style:table-cell-properties/>
    </style:style>
    <style:style style:family="paragraph" style:name="P19">
      <style:text-properties/>
      <style:paragraph-properties/>
    </style:style>
    <style:style style:family="table-cell" style:name="ce9">
      <style:paragraph-properties/>
      <loext:graphic-properties draw:fill="none" draw:auto-grow-height="false" draw:auto-grow-width="false"/>
      <style:table-cell-properties/>
    </style:style>
    <style:style style:family="paragraph" style:name="P20">
      <style:text-properties/>
      <style:paragraph-properties/>
    </style:style>
    <style:style style:family="table-cell" style:name="ce10">
      <style:paragraph-properties/>
      <loext:graphic-properties draw:fill="none" draw:auto-grow-height="false" draw:auto-grow-width="false"/>
      <style:table-cell-properties/>
    </style:style>
    <style:style style:family="paragraph" style:name="P21">
      <style:text-properties/>
      <style:paragraph-properties/>
    </style:style>
    <style:style style:family="table-cell" style:name="ce11">
      <style:paragraph-properties/>
      <loext:graphic-properties draw:fill="none" draw:auto-grow-height="false" draw:auto-grow-width="false"/>
      <style:table-cell-properties/>
    </style:style>
    <style:style style:family="paragraph" style:name="P22">
      <style:text-properties/>
      <style:paragraph-properties/>
    </style:style>
    <style:style style:family="table-row" style:name="ro3">
      <style:table-row-properties style:row-height="33.99pt"/>
      <style:graphic-properties/>
    </style:style>
    <style:style style:family="table-cell" style:name="ce12">
      <style:paragraph-properties/>
      <loext:graphic-properties draw:fill="none" draw:auto-grow-height="false" draw:auto-grow-width="false"/>
      <style:table-cell-properties/>
    </style:style>
    <style:style style:family="paragraph" style:name="P23">
      <style:text-properties/>
      <style:paragraph-properties/>
    </style:style>
    <style:style style:family="table-cell" style:name="ce13">
      <style:paragraph-properties/>
      <loext:graphic-properties draw:fill="none" draw:auto-grow-height="false" draw:auto-grow-width="false"/>
      <style:table-cell-properties/>
    </style:style>
    <style:style style:family="paragraph" style:name="P24">
      <style:text-properties/>
      <style:paragraph-properties/>
    </style:style>
    <style:style style:family="table-cell" style:name="ce14">
      <style:paragraph-properties/>
      <loext:graphic-properties draw:fill="none" draw:auto-grow-height="false" draw:auto-grow-width="false"/>
      <style:table-cell-properties/>
    </style:style>
    <style:style style:family="paragraph" style:name="P25">
      <style:text-properties/>
      <style:paragraph-properties/>
    </style:style>
    <style:style style:family="table-cell" style:name="ce15">
      <style:paragraph-properties/>
      <loext:graphic-properties draw:fill="none" draw:auto-grow-height="false" draw:auto-grow-width="false"/>
      <style:table-cell-properties/>
    </style:style>
    <style:style style:family="paragraph" style:name="P26">
      <style:text-properties/>
      <style:paragraph-properties/>
    </style:style>
    <style:style style:family="table-cell" style:name="ce16">
      <style:paragraph-properties/>
      <loext:graphic-properties draw:fill="none" draw:auto-grow-height="false" draw:auto-grow-width="false"/>
      <style:table-cell-properties/>
    </style:style>
    <style:style style:family="paragraph" style:name="P27">
      <style:text-properties/>
      <style:paragraph-properties/>
    </style:style>
    <style:style style:family="table-row" style:name="ro4">
      <style:table-row-properties style:row-height="33.99pt"/>
      <style:graphic-properties/>
    </style:style>
    <style:style style:family="table-cell" style:name="ce17">
      <style:paragraph-properties/>
      <loext:graphic-properties draw:fill="none" draw:auto-grow-height="false" draw:auto-grow-width="false"/>
      <style:table-cell-properties/>
    </style:style>
    <style:style style:family="paragraph" style:name="P28">
      <style:text-properties/>
      <style:paragraph-properties/>
    </style:style>
    <style:style style:family="table-cell" style:name="ce18">
      <style:paragraph-properties/>
      <loext:graphic-properties draw:fill="none" draw:auto-grow-height="false" draw:auto-grow-width="false"/>
      <style:table-cell-properties/>
    </style:style>
    <style:style style:family="paragraph" style:name="P29">
      <style:text-properties/>
      <style:paragraph-properties/>
    </style:style>
    <style:style style:family="table-cell" style:name="ce19">
      <style:paragraph-properties/>
      <loext:graphic-properties draw:fill="none" draw:auto-grow-height="false" draw:auto-grow-width="false"/>
      <style:table-cell-properties/>
    </style:style>
    <style:style style:family="paragraph" style:name="P30">
      <style:text-properties/>
      <style:paragraph-properties/>
    </style:style>
    <style:style style:family="table-cell" style:name="ce20">
      <style:paragraph-properties/>
      <loext:graphic-properties draw:fill="none" draw:auto-grow-height="false" draw:auto-grow-width="false"/>
      <style:table-cell-properties/>
    </style:style>
    <style:style style:family="paragraph" style:name="P31">
      <style:text-properties/>
      <style:paragraph-properties/>
    </style:style>
    <style:style style:family="table-cell" style:name="ce21">
      <style:paragraph-properties/>
      <loext:graphic-properties draw:fill="none" draw:auto-grow-height="false" draw:auto-grow-width="false"/>
      <style:table-cell-properties/>
    </style:style>
    <style:style style:family="paragraph" style:name="P32">
      <style:text-properties/>
      <style:paragraph-properties/>
    </style:style>
    <style:style style:family="table-row" style:name="ro5">
      <style:table-row-properties style:row-height="33.99pt"/>
      <style:graphic-properties/>
    </style:style>
    <style:style style:family="table-cell" style:name="ce22">
      <style:paragraph-properties/>
      <loext:graphic-properties draw:fill="none" draw:auto-grow-height="false" draw:auto-grow-width="false"/>
      <style:table-cell-properties/>
    </style:style>
    <style:style style:family="paragraph" style:name="P33">
      <style:text-properties/>
      <style:paragraph-properties/>
    </style:style>
    <style:style style:family="table-cell" style:name="ce23">
      <style:paragraph-properties/>
      <loext:graphic-properties draw:fill="none" draw:auto-grow-height="false" draw:auto-grow-width="false"/>
      <style:table-cell-properties/>
    </style:style>
    <style:style style:family="paragraph" style:name="P34">
      <style:text-properties/>
      <style:paragraph-properties/>
    </style:style>
    <style:style style:family="table-cell" style:name="ce24">
      <style:paragraph-properties/>
      <loext:graphic-properties draw:fill="none" draw:auto-grow-height="false" draw:auto-grow-width="false"/>
      <style:table-cell-properties/>
    </style:style>
    <style:style style:family="paragraph" style:name="P35">
      <style:text-properties/>
      <style:paragraph-properties/>
    </style:style>
    <style:style style:family="table-cell" style:name="ce25">
      <style:paragraph-properties/>
      <loext:graphic-properties draw:fill="none" draw:auto-grow-height="false" draw:auto-grow-width="false"/>
      <style:table-cell-properties/>
    </style:style>
    <style:style style:family="paragraph" style:name="P36">
      <style:text-properties/>
      <style:paragraph-properties/>
    </style:style>
    <style:style style:family="table-cell" style:name="ce26">
      <style:paragraph-properties/>
      <loext:graphic-properties draw:fill="none" draw:auto-grow-height="false" draw:auto-grow-width="false"/>
      <style:table-cell-properties/>
    </style:style>
    <style:style style:family="paragraph" style:name="P37">
      <style:text-properties/>
      <style:paragraph-properties/>
    </style:style>
    <style:style style:family="table-row" style:name="ro6">
      <style:table-row-properties style:row-height="33.99pt"/>
      <style:graphic-properties/>
    </style:style>
    <style:style style:family="table-cell" style:name="ce27">
      <style:paragraph-properties/>
      <loext:graphic-properties draw:fill="none" draw:auto-grow-height="false" draw:auto-grow-width="false"/>
      <style:table-cell-properties/>
    </style:style>
    <style:style style:family="paragraph" style:name="P38">
      <style:text-properties/>
      <style:paragraph-properties/>
    </style:style>
    <style:style style:family="table-cell" style:name="ce28">
      <style:paragraph-properties/>
      <loext:graphic-properties draw:fill="none" draw:auto-grow-height="false" draw:auto-grow-width="false"/>
      <style:table-cell-properties/>
    </style:style>
    <style:style style:family="paragraph" style:name="P39">
      <style:text-properties/>
      <style:paragraph-properties/>
    </style:style>
    <style:style style:family="table-cell" style:name="ce29">
      <style:paragraph-properties/>
      <loext:graphic-properties draw:fill="none" draw:auto-grow-height="false" draw:auto-grow-width="false"/>
      <style:table-cell-properties/>
    </style:style>
    <style:style style:family="paragraph" style:name="P40">
      <style:text-properties/>
      <style:paragraph-properties/>
    </style:style>
    <style:style style:family="table-cell" style:name="ce30">
      <style:paragraph-properties/>
      <loext:graphic-properties draw:fill="none" draw:auto-grow-height="false" draw:auto-grow-width="false"/>
      <style:table-cell-properties/>
    </style:style>
    <style:style style:family="paragraph" style:name="P41">
      <style:text-properties/>
      <style:paragraph-properties/>
    </style:style>
    <style:style style:family="table-cell" style:name="ce31">
      <style:paragraph-properties/>
      <loext:graphic-properties draw:fill="none" draw:auto-grow-height="false" draw:auto-grow-width="false"/>
      <style:table-cell-properties/>
    </style:style>
    <style:style style:family="paragraph" style:name="P42">
      <style:text-properties/>
      <style:paragraph-properties/>
    </style:style>
    <style:style style:family="table-row" style:name="ro7">
      <style:table-row-properties style:row-height="33.99pt"/>
      <style:graphic-properties/>
    </style:style>
    <style:style style:family="table-cell" style:name="ce32">
      <style:paragraph-properties/>
      <loext:graphic-properties draw:fill="none" draw:auto-grow-height="false" draw:auto-grow-width="false"/>
      <style:table-cell-properties/>
    </style:style>
    <style:style style:family="paragraph" style:name="P43">
      <style:text-properties/>
      <style:paragraph-properties/>
    </style:style>
    <style:style style:family="table-cell" style:name="ce33">
      <style:paragraph-properties/>
      <loext:graphic-properties draw:fill="none" draw:auto-grow-height="false" draw:auto-grow-width="false"/>
      <style:table-cell-properties/>
    </style:style>
    <style:style style:family="paragraph" style:name="P44">
      <style:text-properties/>
      <style:paragraph-properties/>
    </style:style>
    <style:style style:family="table-cell" style:name="ce34">
      <style:paragraph-properties/>
      <loext:graphic-properties draw:fill="none" draw:auto-grow-height="false" draw:auto-grow-width="false"/>
      <style:table-cell-properties/>
    </style:style>
    <style:style style:family="paragraph" style:name="P45">
      <style:text-properties/>
      <style:paragraph-properties/>
    </style:style>
    <style:style style:family="table-cell" style:name="ce35">
      <style:paragraph-properties/>
      <loext:graphic-properties draw:fill="none" draw:auto-grow-height="false" draw:auto-grow-width="false"/>
      <style:table-cell-properties/>
    </style:style>
    <style:style style:family="paragraph" style:name="P46">
      <style:text-properties/>
      <style:paragraph-properties/>
    </style:style>
    <style:style style:family="table-cell" style:name="ce36">
      <style:paragraph-properties/>
      <loext:graphic-properties draw:fill="none" draw:auto-grow-height="false" draw:auto-grow-width="false"/>
      <style:table-cell-properties/>
    </style:style>
    <style:style style:family="paragraph" style:name="P47">
      <style:text-properties/>
      <style:paragraph-properties/>
    </style:style>
    <style:style style:family="table-row" style:name="ro8">
      <style:table-row-properties style:row-height="33.99pt"/>
      <style:graphic-properties/>
    </style:style>
    <style:style style:family="table-cell" style:name="ce37">
      <style:paragraph-properties/>
      <loext:graphic-properties draw:fill="none" draw:auto-grow-height="false" draw:auto-grow-width="false"/>
      <style:table-cell-properties/>
    </style:style>
    <style:style style:family="paragraph" style:name="P48">
      <style:text-properties/>
      <style:paragraph-properties/>
    </style:style>
    <style:style style:family="table-cell" style:name="ce38">
      <style:paragraph-properties/>
      <loext:graphic-properties draw:fill="none" draw:auto-grow-height="false" draw:auto-grow-width="false"/>
      <style:table-cell-properties/>
    </style:style>
    <style:style style:family="paragraph" style:name="P49">
      <style:text-properties/>
      <style:paragraph-properties/>
    </style:style>
    <style:style style:family="table-cell" style:name="ce39">
      <style:paragraph-properties/>
      <loext:graphic-properties draw:fill="none" draw:auto-grow-height="false" draw:auto-grow-width="false"/>
      <style:table-cell-properties/>
    </style:style>
    <style:style style:family="paragraph" style:name="P50">
      <style:text-properties/>
      <style:paragraph-properties/>
    </style:style>
    <style:style style:family="table-cell" style:name="ce40">
      <style:paragraph-properties/>
      <loext:graphic-properties draw:fill="none" draw:auto-grow-height="false" draw:auto-grow-width="false"/>
      <style:table-cell-properties/>
    </style:style>
    <style:style style:family="paragraph" style:name="P51">
      <style:text-properties/>
      <style:paragraph-properties/>
    </style:style>
    <style:style style:family="table-cell" style:name="ce41">
      <style:paragraph-properties/>
      <loext:graphic-properties draw:fill="none" draw:auto-grow-height="false" draw:auto-grow-width="false"/>
      <style:table-cell-properties/>
    </style:style>
    <style:style style:family="paragraph" style:name="P52">
      <style:text-properties/>
      <style:paragraph-properties/>
    </style:style>
    <style:style style:family="table-row" style:name="ro9">
      <style:table-row-properties style:row-height="33.99pt"/>
      <style:graphic-properties/>
    </style:style>
    <style:style style:family="table-cell" style:name="ce42">
      <style:paragraph-properties/>
      <loext:graphic-properties draw:fill="none" draw:auto-grow-height="false" draw:auto-grow-width="false"/>
      <style:table-cell-properties/>
    </style:style>
    <style:style style:family="paragraph" style:name="P53">
      <style:text-properties/>
      <style:paragraph-properties/>
    </style:style>
    <style:style style:family="table-cell" style:name="ce43">
      <style:paragraph-properties/>
      <loext:graphic-properties draw:fill="none" draw:auto-grow-height="false" draw:auto-grow-width="false"/>
      <style:table-cell-properties/>
    </style:style>
    <style:style style:family="paragraph" style:name="P54">
      <style:text-properties/>
      <style:paragraph-properties/>
    </style:style>
    <style:style style:family="table-cell" style:name="ce44">
      <style:paragraph-properties/>
      <loext:graphic-properties draw:fill="none" draw:auto-grow-height="false" draw:auto-grow-width="false"/>
      <style:table-cell-properties/>
    </style:style>
    <style:style style:family="paragraph" style:name="P55">
      <style:text-properties/>
      <style:paragraph-properties/>
    </style:style>
    <style:style style:family="table-cell" style:name="ce45">
      <style:paragraph-properties/>
      <loext:graphic-properties draw:fill="none" draw:auto-grow-height="false" draw:auto-grow-width="false"/>
      <style:table-cell-properties/>
    </style:style>
    <style:style style:family="paragraph" style:name="P56">
      <style:text-properties/>
      <style:paragraph-properties/>
    </style:style>
    <style:style style:family="table-cell" style:name="ce46">
      <style:paragraph-properties/>
      <loext:graphic-properties draw:fill="none" draw:auto-grow-height="false" draw:auto-grow-width="false"/>
      <style:table-cell-properties/>
    </style:style>
    <style:style style:family="paragraph" style:name="P57">
      <style:text-properties/>
      <style:paragraph-properties/>
    </style:style>
    <style:style style:family="table-row" style:name="ro10">
      <style:table-row-properties style:row-height="33.99pt"/>
      <style:graphic-properties/>
    </style:style>
    <style:style style:family="table-cell" style:name="ce47">
      <style:paragraph-properties/>
      <loext:graphic-properties draw:fill="none" draw:auto-grow-height="false" draw:auto-grow-width="false"/>
      <style:table-cell-properties/>
    </style:style>
    <style:style style:family="paragraph" style:name="P58">
      <style:text-properties/>
      <style:paragraph-properties/>
    </style:style>
    <style:style style:family="table-cell" style:name="ce48">
      <style:paragraph-properties/>
      <loext:graphic-properties draw:fill="none" draw:auto-grow-height="false" draw:auto-grow-width="false"/>
      <style:table-cell-properties/>
    </style:style>
    <style:style style:family="paragraph" style:name="P59">
      <style:text-properties/>
      <style:paragraph-properties/>
    </style:style>
    <style:style style:family="table-cell" style:name="ce49">
      <style:paragraph-properties/>
      <loext:graphic-properties draw:fill="none" draw:auto-grow-height="false" draw:auto-grow-width="false"/>
      <style:table-cell-properties/>
    </style:style>
    <style:style style:family="paragraph" style:name="P60">
      <style:text-properties/>
      <style:paragraph-properties/>
    </style:style>
    <style:style style:family="table-cell" style:name="ce50">
      <style:paragraph-properties/>
      <loext:graphic-properties draw:fill="none" draw:auto-grow-height="false" draw:auto-grow-width="false"/>
      <style:table-cell-properties/>
    </style:style>
    <style:style style:family="paragraph" style:name="P61">
      <style:text-properties/>
      <style:paragraph-properties/>
    </style:style>
    <style:style style:family="table-cell" style:name="ce51">
      <style:paragraph-properties/>
      <loext:graphic-properties draw:fill="none" draw:auto-grow-height="false" draw:auto-grow-width="false" style:wrap="run-through"/>
      <style:table-cell-properties/>
    </style:style>
    <style:style style:family="paragraph" style:name="P62">
      <style:text-properties/>
      <style:paragraph-properties/>
    </style:style>
  </office:automatic-styles>
  <office:body>
    <office:presentation>
      <draw:page draw:id="slide3id" draw:name="page1" draw:style-name="dp3" draw:master-page-name="_" presentation:presentation-page-layout-name="AL1">
        <draw:frame draw:name="TextShape 1" draw:style-name="gr3" svg:width="20cm" svg:height="2.001cm" svg:x="1.398cm" svg:y="1.601cm">
          <draw:text-box fo:min-height="2.001cm">
            <text:p text:style-name="P3"><text:span text:style-name="T1">Lorem ipsum</text:span></text:p>
          </draw:text-box>
        </draw:frame>
        <draw:frame draw:name="TextShape 2" draw:style-name="gr4" svg:width="25.2cm" svg:height="12.18cm" svg:x="1.397cm" svg:y="5cm">
          <draw:text-box fo:min-height="12.18cm">
            <text:p text:style-name="P4"><text:span text:style-name="T2">Lorem ipsum dolor sit amet, consectetur adipiscing elit. Nunc ac faucibus odio. Vestibulum neque massa, scelerisque sit amet ligula eu, congue molestie mi. Praesent ut varius sem. Nullam at porttitor arcu, nec lacinia nisi. Ut ac dolor vitae odio interdum condimentum. Vivamus dapibus sodales ex, vitae malesuada ipsum cursus convallis. Maecenas sed egestas nulla, ac condimentum orci. Mauris diam felis, vulputate ac suscipit et, iaculis non est. Curabitur semper arcu ac ligula semper, nec luctus nisl blandit. Integer lacinia ante ac libero lobortis imperdiet. </text:span><text:span text:style-name="T3"><text:a xlink:href="http://tricky@mail.com" xlink:type="simple">tricky@mail.com</text:a></text:span><text:span text:style-name="T4"> Nullam mollis convallis ipsum, ac accumsan nunc vehicula vitae. Nulla eget justo in felis tristique fringilla. Morbi sit amet tortor quis risus auctor condimentum. Morbi in ullamcorper elit. Nulla iaculis tellus sit amet mauris tempus fringilla.</text:span></text:p>
            <text:p text:style-name="P5"/>
            <text:p text:style-name="P6"><text:span text:style-name="T5">Maecenas mauris lectus, lobortis et purus mattis, blandit dictum tellus. 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span></text:p>
            <text:p text:style-name="P7"/>
          </draw:text-box>
        </draw:frame>
        <anim:par smil:restart="never" smil:dur="indefinite" presentation:node-type="timing-root">
          <anim:par smil:begin="slide3id.begin">
            <anim:transitionFilter smil:dur="2s" smil:subtype="fromRight" smil:type="barWipe"/>
          </anim:par>
        </anim:par>
      </draw:page>
      <draw:page draw:id="slide6id" draw:name="page2" draw:style-name="dp6" draw:master-page-name="_" presentation:presentation-page-layout-name="AL2">
        <draw:frame draw:name="TextShape 1" draw:style-name="gr6" svg:width="20cm" svg:height="2.001cm" svg:x="1.398cm" svg:y="1.601cm">
          <draw:text-box fo:min-height="2.001cm">
            <text:p text:style-name="P10"><text:span text:style-name="T6">Chart</text:span></text:p>
          </draw:text-box>
        </draw:frame>
        <draw:frame draw:name="Object_ch1" draw:style-name="gr7" svg:width="19.07cm" svg:height="9.996cm" svg:x="4.705cm" svg:y="6.91cm">
          <draw:object xlink:href="./Object 1" xlink:type="simple" xlink:show="embed" xlink:actuate="onLoad"/>
        </draw:frame>
        <anim:par smil:restart="never" smil:dur="indefinite" presentation:node-type="timing-root">
          <anim:par smil:begin="slide6id.begin">
            <anim:transitionFilter smil:dur="2s" smil:subtype="fromRight" smil:type="barWipe"/>
          </anim:par>
        </anim:par>
      </draw:page>
      <draw:page draw:id="slide7id" draw:name="page3" draw:style-name="dp7" draw:master-page-name="_" presentation:presentation-page-layout-name="AL2">
        <draw:frame draw:name="TextShape 1" draw:style-name="gr8" svg:width="20cm" svg:height="2.001cm" svg:x="1.398cm" svg:y="1.601cm">
          <draw:text-box fo:min-height="2.001cm">
            <text:p text:style-name="P11"><text:span text:style-name="T7">Table</text:span></text:p>
          </draw:text-box>
        </draw:frame>
        <draw:frame draw:name="Object_ce1" draw:style-name="gr9" svg:width="25.2cm" svg:height="12.42cm" svg:x="1.398cm" svg:y="5.001cm">
          <table:table table:style-name="ta1">
            <table:table-columns>
              <table:table-column table:style-name="co1"/>
              <table:table-column table:style-name="co2"/>
              <table:table-column table:style-name="co3"/>
              <table:table-column table:style-name="co4"/>
              <table:table-column table:style-name="co5"/>
            </table:table-columns>
            <table:table-row table:style-name="ro1" table:default-cell-style-name="ce1">
              <table:table-cell table:style-name="ce2">
                <text:p text:style-name="P12"><text:span text:style-name="T8">Column 1</text:span></text:p>
              </table:table-cell>
              <table:table-cell table:style-name="ce3">
                <text:p text:style-name="P13"><text:span text:style-name="T9">Column 2</text:span></text:p>
              </table:table-cell>
              <table:table-cell table:style-name="ce4">
                <text:p text:style-name="P14"><text:span text:style-name="T10">Column 3</text:span></text:p>
              </table:table-cell>
              <table:table-cell table:style-name="ce5">
                <text:p text:style-name="P15"><text:span text:style-name="T11">Column 4</text:span></text:p>
              </table:table-cell>
              <table:table-cell table:style-name="ce6">
                <text:p text:style-name="P16"><text:span text:style-name="T12">Column 5</text:span></text:p>
                <text:p text:style-name="P17"/>
              </table:table-cell>
            </table:table-row>
            <table:table-row table:style-name="ro2" table:default-cell-style-name="ce1">
              <table:table-cell table:style-name="ce7">
                <text:p text:style-name="P18"/>
              </table:table-cell>
              <table:table-cell table:style-name="ce8">
                <text:p text:style-name="P19"/>
              </table:table-cell>
              <table:table-cell table:style-name="ce9">
                <text:p text:style-name="P20"/>
              </table:table-cell>
              <table:table-cell table:style-name="ce10">
                <text:p text:style-name="P21"/>
              </table:table-cell>
              <table:table-cell table:style-name="ce11">
                <text:p text:style-name="P22"/>
              </table:table-cell>
            </table:table-row>
            <table:table-row table:style-name="ro3" table:default-cell-style-name="ce1">
              <table:table-cell table:style-name="ce12">
                <text:p text:style-name="P23"/>
              </table:table-cell>
              <table:table-cell table:style-name="ce13">
                <text:p text:style-name="P24"/>
              </table:table-cell>
              <table:table-cell table:style-name="ce14">
                <text:p text:style-name="P25"/>
              </table:table-cell>
              <table:table-cell table:style-name="ce15">
                <text:p text:style-name="P26"/>
              </table:table-cell>
              <table:table-cell table:style-name="ce16">
                <text:p text:style-name="P27"/>
              </table:table-cell>
            </table:table-row>
            <table:table-row table:style-name="ro4" table:default-cell-style-name="ce1">
              <table:table-cell table:style-name="ce17">
                <text:p text:style-name="P28"/>
              </table:table-cell>
              <table:table-cell table:style-name="ce18">
                <text:p text:style-name="P29"/>
              </table:table-cell>
              <table:table-cell table:style-name="ce19">
                <text:p text:style-name="P30"/>
              </table:table-cell>
              <table:table-cell table:style-name="ce20">
                <text:p text:style-name="P31"/>
              </table:table-cell>
              <table:table-cell table:style-name="ce21">
                <text:p text:style-name="P32"/>
              </table:table-cell>
            </table:table-row>
            <table:table-row table:style-name="ro5" table:default-cell-style-name="ce1">
              <table:table-cell table:style-name="ce22">
                <text:p text:style-name="P33"/>
              </table:table-cell>
              <table:table-cell table:style-name="ce23">
                <text:p text:style-name="P34"/>
              </table:table-cell>
              <table:table-cell table:style-name="ce24">
                <text:p text:style-name="P35"/>
              </table:table-cell>
              <table:table-cell table:style-name="ce25">
                <text:p text:style-name="P36"/>
              </table:table-cell>
              <table:table-cell table:style-name="ce26">
                <text:p text:style-name="P37"/>
              </table:table-cell>
            </table:table-row>
            <table:table-row table:style-name="ro6" table:default-cell-style-name="ce1">
              <table:table-cell table:style-name="ce27">
                <text:p text:style-name="P38"/>
              </table:table-cell>
              <table:table-cell table:style-name="ce28">
                <text:p text:style-name="P39"/>
              </table:table-cell>
              <table:table-cell table:style-name="ce29">
                <text:p text:style-name="P40"/>
              </table:table-cell>
              <table:table-cell table:style-name="ce30">
                <text:p text:style-name="P41"/>
              </table:table-cell>
              <table:table-cell table:style-name="ce31">
                <text:p text:style-name="P42"/>
              </table:table-cell>
            </table:table-row>
            <table:table-row table:style-name="ro7" table:default-cell-style-name="ce1">
              <table:table-cell table:style-name="ce32">
                <text:p text:style-name="P43"/>
              </table:table-cell>
              <table:table-cell table:style-name="ce33">
                <text:p text:style-name="P44"/>
              </table:table-cell>
              <table:table-cell table:style-name="ce34">
                <text:p text:style-name="P45"/>
              </table:table-cell>
              <table:table-cell table:style-name="ce35">
                <text:p text:style-name="P46"/>
              </table:table-cell>
              <table:table-cell table:style-name="ce36">
                <text:p text:style-name="P47"/>
              </table:table-cell>
            </table:table-row>
            <table:table-row table:style-name="ro8" table:default-cell-style-name="ce1">
              <table:table-cell table:style-name="ce37">
                <text:p text:style-name="P48"/>
              </table:table-cell>
              <table:table-cell table:style-name="ce38">
                <text:p text:style-name="P49"/>
              </table:table-cell>
              <table:table-cell table:style-name="ce39">
                <text:p text:style-name="P50"/>
              </table:table-cell>
              <table:table-cell table:style-name="ce40">
                <text:p text:style-name="P51"/>
              </table:table-cell>
              <table:table-cell table:style-name="ce41">
                <text:p text:style-name="P52"/>
              </table:table-cell>
            </table:table-row>
            <table:table-row table:style-name="ro9" table:default-cell-style-name="ce1">
              <table:table-cell table:style-name="ce42">
                <text:p text:style-name="P53"/>
              </table:table-cell>
              <table:table-cell table:style-name="ce43">
                <text:p text:style-name="P54"/>
              </table:table-cell>
              <table:table-cell table:style-name="ce44">
                <text:p text:style-name="P55"/>
              </table:table-cell>
              <table:table-cell table:style-name="ce45">
                <text:p text:style-name="P56"/>
              </table:table-cell>
              <table:table-cell table:style-name="ce46">
                <text:p text:style-name="P57"/>
              </table:table-cell>
            </table:table-row>
            <table:table-row table:style-name="ro10" table:default-cell-style-name="ce1">
              <table:table-cell table:style-name="ce47">
                <text:p text:style-name="P58"/>
              </table:table-cell>
              <table:table-cell table:style-name="ce48">
                <text:p text:style-name="P59"/>
              </table:table-cell>
              <table:table-cell table:style-name="ce49">
                <text:p text:style-name="P60"/>
              </table:table-cell>
              <table:table-cell table:style-name="ce50">
                <text:p text:style-name="P61"/>
              </table:table-cell>
              <table:table-cell table:style-name="ce51">
                <text:p text:style-name="P62"/>
              </table:table-cell>
            </table:table-row>
          </table:table>
        </draw:frame>
        <anim:par smil:restart="never" smil:dur="indefinite" presentation:node-type="timing-root">
          <anim:par smil:begin="slide7id.begin">
            <anim:transitionFilter smil:dur="2s" smil:subtype="fromRight" smil:type="barWipe"/>
          </anim:par>
        </anim:par>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graphic">
      <style:text-properties/>
      <style:paragraph-properties/>
    </style:default-style>
    <style:default-style style:family="paragraph">
      <style:paragraph-properties/>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presentation-page-layout style:name="AL1">
      <presentation:placeholder presentation:object="title" svg:height="3.507cm" svg:width="23.91cm" svg:x="2.058cm" svg:y="1.743cm"/>
      <presentation:placeholder presentation:object="outline" svg:height="13.23cm" svg:width="23.91cm" svg:x="2.058cm" svg:y="5.838cm"/>
    </style:presentation-page-layout>
    <style:presentation-page-layout style:name="AL2">
      <presentation:placeholder presentation:object="title" svg:height="3.507cm" svg:width="23.91cm" svg:x="2.058cm" svg:y="1.743cm"/>
      <presentation:placeholder presentation:object="object" svg:height="13.23cm" svg:width="23.91cm" svg:x="2.058cm" svg:y="5.838cm"/>
    </style:presentation-page-layout>
    <style:style style:family="graphic" style:name="Frame">
      <style:text-properties/>
      <style:graphic-properties/>
    </style:style>
  </office:styles>
  <office:automatic-styles>
    <style:page-layout style:name="Mpm1">
      <style:page-layout-properties fo:page-width="28cm" fo:page-height="21cm"/>
    </style:page-layout>
    <style:page-layout style:name="Mpm2">
      <style:page-layout-properties fo:page-width="28cm" fo:page-height="21cm"/>
    </style:page-layout>
    <style:style style:family="drawing-page" style:name="dp1">
      <style:drawing-page-properties draw:fill-color="#FFFFFF" draw:fill="solid"/>
    </style:style>
    <style:style style:parent-style-name="Graphics" style:family="graphic" style:name="gr2">
      <style:graphic-properties draw:image-opacity="100%" style:repeat="stretch" draw:stroke="none" style:wrap="run-through" fo:background-color="transparent"/>
    </style:style>
    <style:style style:family="presentation" style:name="pr1">
      <style:graphic-properties draw:fill="none" draw:textarea-vertical-align="middle" draw:auto-grow-height="false" draw:auto-grow-width="false" draw:stroke="none" style:wrap="run-through" fo:background-color="transparent"/>
    </style:style>
    <style:style style:family="paragraph" style:name="P1">
      <style:text-properties/>
      <style:paragraph-properties/>
    </style:style>
    <style:style style:family="presentation" style:name="pr2">
      <style:graphic-properties draw:fill="none" draw:auto-grow-height="false" draw:auto-grow-width="false" draw:stroke="none" style:wrap="run-through" fo:background-color="transparent"/>
    </style:style>
    <style:style style:family="paragraph" style:name="P2">
      <style:text-properties/>
      <style:paragraph-properties/>
    </style:style>
    <style:style style:family="drawing-page" style:name="dp2">
      <style:drawing-page-properties/>
    </style:style>
    <style:style style:family="drawing-page" style:name="dp4">
      <style:drawing-page-properties draw:fill-color="#FFFFFF" draw:fill="solid"/>
    </style:style>
    <style:style style:parent-style-name="Graphics" style:family="graphic" style:name="gr5">
      <style:graphic-properties draw:image-opacity="100%" style:repeat="stretch" draw:stroke="none" style:wrap="run-through" fo:background-color="transparent"/>
    </style:style>
    <style:style style:family="presentation" style:name="pr3">
      <style:graphic-properties draw:fill="none" draw:textarea-vertical-align="middle" draw:auto-grow-height="false" draw:auto-grow-width="false" draw:stroke="none" style:wrap="run-through" fo:background-color="transparent"/>
    </style:style>
    <style:style style:family="paragraph" style:name="P8">
      <style:text-properties/>
      <style:paragraph-properties/>
    </style:style>
    <style:style style:family="presentation" style:name="pr4">
      <style:graphic-properties draw:fill="none" draw:auto-grow-height="false" draw:auto-grow-width="false" draw:stroke="none" style:wrap="run-through" fo:background-color="transparent"/>
    </style:style>
    <style:style style:family="paragraph" style:name="P9">
      <style:text-properties/>
      <style:paragraph-properties/>
    </style:style>
    <style:style style:family="drawing-page" style:name="dp5">
      <style:drawing-page-properties/>
    </style:style>
  </office:automatic-styles>
  <office:master-styles>
    <draw:layer-set>
      <draw:layer draw:name="layout"/>
      <draw:layer draw:name="background"/>
      <draw:layer draw:name="backgroundobjects"/>
      <draw:layer draw:name="controls"/>
      <draw:layer draw:name="measurelines"/>
    </draw:layer-set>
    <style:master-page style:name="_" style:page-layout-name="Mpm1" draw:style-name="dp1">
      <draw:frame draw:style-name="gr2" svg:width="28cm" svg:height="21cm" svg:x="0cm" svg:y="0cm">
        <draw:image xlink:href="Pictures/image1.png" xlink:type="simple" xlink:show="embed" xlink:actuate="onLoad"/>
      </draw:frame>
      <draw:frame draw:name="place_holder" draw:layer="backgroundobjects" presentation:style-name="pr1" presentation:class="title" presentation:placeholder="false" presentation:user-transformed="true" svg:width="23.91cm" svg:height="3.507cm" svg:x="2.058cm" svg:y="1.743cm">
        <draw:text-box fo:min-height="3.507cm">
          <text:p text:style-name="P1"/>
        </draw:text-box>
      </draw:frame>
      <draw:frame draw:name="place_holder" draw:layer="backgroundobjects" presentation:style-name="pr2" presentation:class="outline" presentation:placeholder="false" presentation:user-transformed="true" svg:width="23.91cm" svg:height="13.23cm" svg:x="2.058cm" svg:y="5.838cm">
        <draw:text-box fo:min-height="13.23cm">
          <text:p text:style-name="P2"/>
        </draw:text-box>
      </draw:frame>
    </style:master-page>
    <style:master-page style:name="_" style:page-layout-name="Mpm2" draw:style-name="dp4">
      <draw:frame draw:style-name="gr5" svg:width="28cm" svg:height="21cm" svg:x="0cm" svg:y="0cm">
        <draw:image xlink:href="Pictures/image1.png" xlink:type="simple" xlink:show="embed" xlink:actuate="onLoad"/>
      </draw:frame>
      <draw:frame draw:name="place_holder" draw:layer="backgroundobjects" presentation:style-name="pr3" presentation:class="title" presentation:placeholder="false" presentation:user-transformed="true" svg:width="23.91cm" svg:height="3.507cm" svg:x="2.058cm" svg:y="1.743cm">
        <draw:text-box fo:min-height="3.507cm">
          <text:p text:style-name="P8"/>
        </draw:text-box>
      </draw:frame>
      <draw:frame draw:name="place_holder" draw:layer="backgroundobjects" presentation:style-name="pr4" presentation:class="object" presentation:placeholder="false" presentation:user-transformed="true" svg:width="23.91cm" svg:height="13.23cm" svg:x="2.058cm" svg:y="5.838cm">
        <draw:text-box fo:min-height="13.23cm">
          <text:p text:style-name="P9"/>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3.3.0</meta:generator>
    <meta:initial-creator/>
    <meta:creation-date/>
    <meta:editing-cycles/>
    <meta:editing-duration/>
    <dc:date/>
    <dc:creator/>
    <meta:document-statistic/>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chart-properties/>
      <style:graphic-properties draw:fill="none" draw:stroke="none"/>
    </style:style>
    <style:style style:family="chart" style:name="ch2">
      <style:text-properties fo:color="#000000" style:text-line-through-type="none" fo:font-family="Arial" style:font-family-complex="Arial" fo:font-size="10pt" style:font-size-asian="10pt" style:font-size-complex="10pt"/>
      <style:paragraph-properties/>
      <style:chart-properties/>
      <style:graphic-properties draw:fill="none" draw:stroke="none"/>
    </style:style>
    <style:style style:family="chart" style:name="ch3">
      <style:chart-properties chart:treat-empty-cells="true"/>
      <style:graphic-properties/>
    </style:style>
    <style:style style:family="chart" style:name="ch4">
      <style:text-properties fo:color="#000000" style:text-line-through-type="none" fo:font-family="Arial" style:font-family-complex="Arial" fo:font-size="10pt" style:font-size-asian="10pt" style:font-size-complex="10pt"/>
      <style:paragraph-properties/>
      <style:chart-properties chart:visible="true" chart:tick-marks-major-inner="false" chart:tick-marks-major-outer="true" chart:tick-marks-minor-inner="false" chart:tick-marks-minor-outer="false" chart:display-label="true" chart:reverse-direction="false" chart:gap-width="150" chart:overlap="0"/>
      <style:graphic-properties draw:stroke="solid" svg:stroke-color="#B3B3B3" svg:stroke-width="0.026cm"/>
    </style:style>
    <style:style style:family="chart" style:name="ch5">
      <style:chart-properties/>
      <style:graphic-properties draw:stroke="solid" svg:stroke-color="#B3B3B3" svg:stroke-width="0.026cm"/>
    </style:style>
    <style:style style:family="chart" style:name="ch6">
      <style:text-properties fo:color="#000000" style:text-line-through-type="none" fo:font-family="Arial" style:font-family-complex="Arial" fo:font-size="10pt" style:font-size-asian="10pt" style:font-size-complex="10pt"/>
      <style:paragraph-properties/>
      <style:chart-properties chart:visible="true" chart:tick-marks-major-inner="false" chart:tick-marks-major-outer="true" chart:tick-marks-minor-inner="false" chart:tick-marks-minor-outer="false" chart:display-label="true" chart:reverse-direction="false" chart:gap-width="150" chart:overlap="0"/>
      <style:graphic-properties draw:stroke="solid" svg:stroke-color="#B3B3B3" svg:stroke-width="0.026cm"/>
    </style:style>
    <style:style style:family="chart" style:name="ch7">
      <style:chart-properties/>
      <style:graphic-properties draw:fill-color="#004586" draw:fill="solid" draw:stroke="none" svg:stroke-color="#355a86"/>
    </style:style>
    <style:style style:family="chart" style:name="ch8">
      <style:chart-properties/>
      <style:graphic-properties draw:fill-color="#FF420E" draw:fill="solid" draw:stroke="none" svg:stroke-color="#883533"/>
    </style:style>
    <style:style style:family="chart" style:name="ch9">
      <style:chart-properties/>
      <style:graphic-properties draw:fill-color="#FFD320" draw:fill="solid" draw:stroke="none" svg:stroke-color="#6e963c"/>
    </style:style>
    <style:style style:family="chart" style:name="ch10">
      <style:chart-properties/>
      <style:graphic-properties draw:fill-color="#ffffff" draw:stroke="solid" svg:stroke-color="#B3B3B3" svg:stroke-width="0.03528cm" style:wrap="run-through"/>
    </style:style>
  </office:automatic-styles>
  <office:body>
    <office:chart>
      <chart:chart svg:width="19.07cm" svg:height="9.996cm" chart:style-name="ch1" chart:class="chart:bar">
        <chart:legend chart:legend-position="end" chart:style-name="ch2"/>
        <chart:plot-area chart:style-name="ch3" chart:data-source-has-labels="both">
          <chart:axis chart:dimension="y" chart:style-name="ch4">
            <chart:grid chart:class="major" chart:style-name="ch5"/>
          </chart:axis>
          <chart:axis chart:dimension="x" chart:style-name="ch6">
            <chart:categories table:cell-range-address="local-table.$A$2:local-table.$A$5"/>
          </chart:axis>
          <chart:series chart:values-cell-range-address="local-table.$B$2:local-table.$B$5" chart:label-cell-address="local-table.$B$1" chart:class="chart:bar" chart:style-name="ch7"/>
          <chart:series chart:values-cell-range-address="local-table.$C$2:local-table.$C$5" chart:label-cell-address="local-table.$C$1" chart:class="chart:bar" chart:style-name="ch8"/>
          <chart:series chart:values-cell-range-address="local-table.$D$2:local-table.$D$5" chart:label-cell-address="local-table.$D$1" chart:class="chart:bar" chart:style-name="ch9"/>
          <chart:wall chart:style-name="ch10"/>
        </chart:plot-area>
        <table:table table:name="local-table">
          <table:table-header-columns>
            <table:table-column/>
          </table:table-header-columns>
          <table:table-columns>
            <table:table-column/>
            <table:table-column/>
            <table:table-column/>
          </table:table-columns>
          <table:table-header-rows>
            <table:table-row>
              <table:table-cell/>
              <table:table-cell office:value-type="string">
                <text:p>Column 1</text:p>
              </table:table-cell>
              <table:table-cell office:value-type="string">
                <text:p>Column 2</text:p>
              </table:table-cell>
              <table:table-cell office:value-type="string">
                <text:p>Column 3</text:p>
              </table:table-cell>
            </table:table-row>
          </table:table-header-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3.3.0</meta:generator>
    <meta:initial-creator/>
    <meta:creation-date/>
    <meta:editing-cycles/>
    <meta:editing-duration/>
    <dc:date/>
    <dc:creator/>
    <meta:document-statistic/>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presentation-page-layout style:name="AL1">
      <presentation:placeholder presentation:object="title" svg:height="3.507cm" svg:width="23.91cm" svg:x="2.058cm" svg:y="1.743cm"/>
      <presentation:placeholder presentation:object="outline" svg:height="13.23cm" svg:width="23.91cm" svg:x="2.058cm" svg:y="5.838cm"/>
    </style:presentation-page-layout>
    <style:presentation-page-layout style:name="AL2">
      <presentation:placeholder presentation:object="title" svg:height="3.507cm" svg:width="23.91cm" svg:x="2.058cm" svg:y="1.743cm"/>
      <presentation:placeholder presentation:object="object" svg:height="13.23cm" svg:width="23.91cm" svg:x="2.058cm" svg:y="5.838cm"/>
    </style:presentation-page-layout>
  </office:styles>
</office:document-styles>
</file>